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Great Vibes" svg:font-family="'Great Vibes'" style:font-family-generic="system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ystem"/>
  </office:font-face-decls>
  <office:automatic-styles>
    <style:style style:name="P1" style:family="paragraph" style:parent-style-name="Normal">
      <style:paragraph-properties fo:padding="1.094cm" fo:border="none" style:shadow="#000000 0cm 0cm"/>
    </style:style>
    <style:style style:name="P2" style:family="paragraph" style:parent-style-name="Normal">
      <style:paragraph-properties fo:text-align="end" style:justify-single-word="false" fo:padding="1.094cm" fo:border="none" style:shadow="#000000 0cm 0cm"/>
    </style:style>
    <style:style style:name="P3" style:family="paragraph" style:parent-style-name="Normal">
      <style:paragraph-properties fo:line-height="115%" fo:text-align="center" style:justify-single-word="false" fo:text-indent="0cm" style:auto-text-indent="false"/>
    </style:style>
    <style:style style:name="P4" style:family="paragraph" style:parent-style-name="Normal">
      <style:paragraph-properties fo:line-height="115%" fo:text-align="center" style:justify-single-word="false" fo:text-indent="0cm" style:auto-text-indent="false" fo:padding="1.094cm" fo:border="none" style:shadow="#000000 0cm 0cm"/>
    </style:style>
    <style:style style:name="P5" style:family="paragraph" style:parent-style-name="Normal">
      <style:paragraph-properties fo:line-height="115%" fo:text-align="justify" style:justify-single-word="false" fo:padding="1.094cm" fo:border="none" style:shadow="#000000 0cm 0cm"/>
    </style:style>
    <style:style style:name="P6" style:family="paragraph" style:parent-style-name="Normal">
      <style:paragraph-properties fo:line-height="115%" fo:text-align="justify" style:justify-single-word="false" fo:text-indent="0cm" style:auto-text-indent="false" fo:padding="1.094cm" fo:border="none" style:shadow="#000000 0cm 0cm"/>
    </style:style>
    <style:style style:name="P7" style:family="paragraph" style:parent-style-name="Normal">
      <style:paragraph-properties fo:line-height="115%" fo:text-align="justify" style:justify-single-word="false" fo:text-indent="0cm" style:auto-text-indent="false"/>
    </style:style>
    <style:style style:name="P8" style:family="paragraph" style:parent-style-name="Normal">
      <style:paragraph-properties fo:line-height="115%" fo:text-indent="0cm" style:auto-text-indent="false" fo:padding="1.094cm" fo:border="none" style:shadow="#000000 0cm 0cm"/>
    </style:style>
    <style:style style:name="P9" style:family="paragraph" style:parent-style-name="Normal">
      <style:paragraph-properties fo:margin-left="1.27cm" fo:line-height="115%" fo:padding="1.094cm" fo:border="none" style:shadow="#000000 0cm 0cm">
        <style:tab-stops/>
      </style:paragraph-properties>
    </style:style>
    <style:style style:name="P10" style:family="paragraph" style:parent-style-name="Normal">
      <style:paragraph-properties fo:text-align="justify" style:justify-single-word="false" fo:text-indent="0cm" style:auto-text-indent="false"/>
    </style:style>
    <style:style style:name="P11" style:family="paragraph" style:parent-style-name="Normal">
      <style:paragraph-properties fo:margin-left="1.27cm" fo:margin-top="0.353cm" fo:margin-bottom="0cm" style:contextual-spacing="false" fo:line-height="25%" fo:padding="1.094cm" fo:border="none" style:shadow="#000000 0cm 0cm">
        <style:tab-stops/>
      </style:paragraph-properties>
    </style:style>
    <style:style style:name="P12" style:family="paragraph" style:parent-style-name="Heading_20_1">
      <style:paragraph-properties fo:margin-top="0.847cm" fo:margin-bottom="0.212cm" style:contextual-spacing="false" fo:line-height="115%" fo:keep-together="always" fo:keep-with-next="always"/>
    </style:style>
    <style:style style:name="P13" style:family="paragraph" style:parent-style-name="Heading_20_2">
      <style:paragraph-properties fo:line-height="115%" fo:text-indent="0cm" style:auto-text-indent="false"/>
      <style:text-properties style:font-name="Arial" fo:font-size="15pt" fo:language="pt" fo:country="BR" style:font-name-asian="Arial" style:font-size-asian="15pt" style:font-name-complex="Arial" style:font-size-complex="15pt"/>
    </style:style>
    <style:style style:name="P14" style:family="paragraph" style:parent-style-name="Heading_20_2" style:master-page-name="MP1">
      <style:paragraph-properties fo:line-height="115%" fo:text-indent="0cm" style:auto-text-indent="false" style:page-number="auto" fo:break-before="page"/>
      <style:text-properties style:font-name="Arial" fo:font-size="16pt" fo:language="pt" fo:country="BR" style:font-name-asian="Arial" style:font-size-asian="16pt" style:font-name-complex="Arial" style:font-size-complex="16pt"/>
    </style:style>
    <style:style style:name="P15" style:family="paragraph" style:parent-style-name="Heading_20_2">
      <style:paragraph-properties fo:margin-top="0.423cm" fo:margin-bottom="0.423cm" style:contextual-spacing="false" fo:line-height="115%" fo:text-align="justify" style:justify-single-word="false" fo:text-indent="0cm" style:auto-text-indent="false"/>
      <style:text-properties style:font-name="Arial" fo:font-size="12pt" fo:language="pt" fo:country="BR" fo:font-weight="normal" style:font-name-asian="Arial" style:font-size-asian="12pt" style:font-weight-asian="normal" style:font-name-complex="Arial" style:font-size-complex="12pt"/>
    </style:style>
    <style:style style:name="P16" style:family="paragraph" style:parent-style-name="Heading_20_2">
      <style:paragraph-properties fo:line-height="115%" fo:text-indent="0cm" style:auto-text-indent="false"/>
      <style:text-properties style:font-name="Arial" fo:language="pt" fo:country="BR" style:font-name-asian="Arial" style:font-name-complex="Arial"/>
    </style:style>
    <style:style style:name="P17" style:family="paragraph" style:parent-style-name="Heading_20_2">
      <style:paragraph-properties fo:line-height="115%" fo:text-indent="0cm" style:auto-text-indent="false" fo:break-before="page"/>
      <style:text-properties style:font-name="Arial" fo:language="pt" fo:country="BR" style:font-name-asian="Arial" style:font-name-complex="Arial"/>
    </style:style>
    <style:style style:name="P18" style:family="paragraph" style:parent-style-name="Heading_20_2" style:list-style-name="L1">
      <style:paragraph-properties fo:margin-top="0.423cm" fo:margin-bottom="0cm" style:contextual-spacing="false" fo:line-height="115%" fo:text-align="justify" style:justify-single-word="false"/>
    </style:style>
    <style:style style:name="P19" style:family="paragraph" style:parent-style-name="Heading_20_2" style:list-style-name="L1">
      <style:paragraph-properties fo:margin-top="0cm" fo:margin-bottom="0cm" style:contextual-spacing="false" fo:line-height="115%" fo:text-align="justify" style:justify-single-word="false"/>
    </style:style>
    <style:style style:name="P20" style:family="paragraph" style:parent-style-name="Heading_20_2" style:list-style-name="L1">
      <style:paragraph-properties fo:margin-top="0cm" fo:margin-bottom="0.423cm" style:contextual-spacing="false" fo:line-height="115%" fo:text-align="justify" style:justify-single-word="false"/>
    </style:style>
    <style:style style:name="P21" style:family="paragraph" style:parent-style-name="Heading_20_2">
      <style:paragraph-properties fo:line-height="115%" fo:text-indent="0cm" style:auto-text-indent="false"/>
      <style:text-properties fo:language="pt" fo:country="BR"/>
    </style:style>
    <style:style style:name="P22" style:family="paragraph" style:parent-style-name="Heading_20_3">
      <style:paragraph-properties fo:line-height="115%" fo:text-indent="0cm" style:auto-text-indent="false"/>
      <style:text-properties fo:color="#000000" loext:opacity="100%" style:font-name="Arial" fo:font-size="13pt" fo:language="pt" fo:country="BR" style:font-name-asian="Arial" style:font-size-asian="13pt" style:font-name-complex="Arial" style:font-size-complex="13pt"/>
    </style:style>
    <style:style style:name="P23" style:family="paragraph" style:parent-style-name="Heading_20_3">
      <style:paragraph-properties fo:text-align="justify" style:justify-single-word="false" fo:text-indent="0cm" style:auto-text-indent="false"/>
      <style:text-properties fo:color="#000000" loext:opacity="100%" style:font-name="Arial" fo:font-size="13pt" fo:language="pt" fo:country="BR" style:font-name-asian="Arial" style:font-size-asian="13pt" style:font-name-complex="Arial" style:font-size-complex="13pt"/>
    </style:style>
    <style:style style:name="P24" style:family="paragraph" style:parent-style-name="Heading_20_3">
      <style:paragraph-properties fo:text-align="justify" style:justify-single-word="false" fo:text-indent="0cm" style:auto-text-indent="false"/>
    </style:style>
    <style:style style:name="P25" style:family="paragraph" style:parent-style-name="Normal" style:master-page-name="MP0">
      <style:paragraph-properties fo:line-height="115%" fo:text-indent="0cm" style:auto-text-indent="false" style:page-number="1" fo:break-before="page" fo:padding="1.094cm" fo:border="none" style:shadow="#000000 0cm 0cm"/>
      <style:text-properties style:font-name="Arial" fo:language="pt" fo:country="BR" style:font-name-asian="Arial" style:font-name-complex="Arial"/>
    </style:style>
    <style:style style:name="P26" style:family="paragraph" style:parent-style-name="Normal">
      <style:paragraph-properties fo:line-height="115%" fo:text-indent="0cm" style:auto-text-indent="false" fo:padding="1.094cm" fo:border="none" style:shadow="#000000 0cm 0cm"/>
      <style:text-properties style:font-name="Arial" fo:language="pt" fo:country="BR" style:font-name-asian="Arial" style:font-name-complex="Arial"/>
    </style:style>
    <style:style style:name="P27" style:family="paragraph" style:parent-style-name="Normal">
      <style:paragraph-properties fo:line-height="115%" fo:text-indent="0cm" style:auto-text-indent="false"/>
      <style:text-properties style:font-name="Arial" fo:language="pt" fo:country="BR" style:font-name-asian="Arial" style:font-name-complex="Arial"/>
    </style:style>
    <style:style style:name="P28" style:family="paragraph" style:parent-style-name="Normal">
      <style:paragraph-properties fo:line-height="115%" fo:text-align="justify" style:justify-single-word="false" fo:text-indent="0cm" style:auto-text-indent="false" fo:padding="1.094cm" fo:border="none" style:shadow="#000000 0cm 0cm"/>
      <style:text-properties style:font-name="Arial" fo:language="pt" fo:country="BR" style:font-name-asian="Arial" style:font-name-complex="Arial"/>
    </style:style>
    <style:style style:name="P29" style:family="paragraph" style:parent-style-name="Normal">
      <style:paragraph-properties fo:line-height="115%" fo:text-align="justify" style:justify-single-word="false" fo:text-indent="0cm" style:auto-text-indent="false"/>
      <style:text-properties style:font-name="Arial" fo:language="pt" fo:country="BR" style:font-name-asian="Arial" style:font-name-complex="Arial"/>
    </style:style>
    <style:style style:name="P30" style:family="paragraph" style:parent-style-name="Normal">
      <style:paragraph-properties fo:line-height="115%" fo:text-align="justify" style:justify-single-word="false"/>
      <style:text-properties style:font-name="Arial" fo:language="pt" fo:country="BR" style:font-name-asian="Arial" style:font-name-complex="Arial"/>
    </style:style>
    <style:style style:name="P31" style:family="paragraph" style:parent-style-name="Normal">
      <style:paragraph-properties fo:line-height="115%" fo:text-align="justify" style:justify-single-word="false" fo:padding="1.094cm" fo:border="none" style:shadow="#000000 0cm 0cm"/>
      <style:text-properties style:font-name="Arial" fo:language="pt" fo:country="BR" style:font-name-asian="Arial" style:font-name-complex="Arial"/>
    </style:style>
    <style:style style:name="P32" style:family="paragraph" style:parent-style-name="Normal">
      <style:paragraph-properties fo:text-align="justify" style:justify-single-word="false" fo:text-indent="0cm" style:auto-text-indent="false" fo:padding="1.094cm" fo:border="none" style:shadow="#000000 0cm 0cm"/>
      <style:text-properties style:font-name="Arial" fo:language="pt" fo:country="BR" style:font-name-asian="Arial" style:font-name-complex="Arial"/>
    </style:style>
    <style:style style:name="P33" style:family="paragraph" style:parent-style-name="Normal">
      <style:paragraph-properties fo:text-align="justify" style:justify-single-word="false" fo:text-indent="0cm" style:auto-text-indent="false"/>
      <style:text-properties style:font-name="Arial" fo:language="pt" fo:country="BR" style:font-name-asian="Arial" style:font-name-complex="Arial"/>
    </style:style>
    <style:style style:name="P34" style:family="paragraph" style:parent-style-name="Normal">
      <style:paragraph-properties fo:margin-top="0.423cm" fo:margin-bottom="0.423cm" style:contextual-spacing="false" fo:text-align="justify" style:justify-single-word="false" fo:text-indent="0cm" style:auto-text-indent="false"/>
      <style:text-properties style:font-name="Arial" fo:language="pt" fo:country="BR" style:font-name-asian="Arial" style:font-name-complex="Arial"/>
    </style:style>
    <style:style style:name="P35" style:family="paragraph" style:parent-style-name="Normal" style:list-style-name="L2">
      <style:paragraph-properties fo:text-align="justify" style:justify-single-word="false" fo:text-indent="0cm" style:auto-text-indent="false"/>
      <style:text-properties style:font-name="Arial" fo:language="pt" fo:country="BR" style:font-name-asian="Arial" style:font-name-complex="Arial"/>
    </style:style>
    <style:style style:name="P36" style:family="paragraph" style:parent-style-name="Normal" style:list-style-name="L2">
      <style:paragraph-properties fo:text-align="justify" style:justify-single-word="false"/>
      <style:text-properties style:font-name="Arial" fo:language="pt" fo:country="BR" style:font-name-asian="Arial" style:font-name-complex="Arial"/>
    </style:style>
    <style:style style:name="P37" style:family="paragraph" style:parent-style-name="Normal" style:list-style-name="L2">
      <style:paragraph-properties fo:margin-top="0cm" fo:margin-bottom="0.423cm" style:contextual-spacing="false" fo:text-align="justify" style:justify-single-word="false"/>
      <style:text-properties style:font-name="Arial" fo:language="pt" fo:country="BR" style:font-name-asian="Arial" style:font-name-complex="Arial"/>
    </style:style>
    <style:style style:name="P38" style:family="paragraph" style:parent-style-name="Normal" style:list-style-name="L3">
      <style:paragraph-properties fo:margin-top="0.423cm" fo:margin-bottom="0cm" style:contextual-spacing="false" fo:text-align="justify" style:justify-single-word="false"/>
      <style:text-properties style:font-name="Arial" fo:language="pt" fo:country="BR" style:font-name-asian="Arial" style:font-name-complex="Arial"/>
    </style:style>
    <style:style style:name="P39" style:family="paragraph" style:parent-style-name="Normal" style:list-style-name="L3">
      <style:paragraph-properties fo:text-align="justify" style:justify-single-word="false"/>
      <style:text-properties style:font-name="Arial" fo:language="pt" fo:country="BR" style:font-name-asian="Arial" style:font-name-complex="Arial"/>
    </style:style>
    <style:style style:name="P40" style:family="paragraph" style:parent-style-name="Normal" style:list-style-name="L3">
      <style:paragraph-properties fo:margin-top="0cm" fo:margin-bottom="0.423cm" style:contextual-spacing="false" fo:text-align="justify" style:justify-single-word="false"/>
      <style:text-properties style:font-name="Arial" fo:language="pt" fo:country="BR" style:font-name-asian="Arial" style:font-name-complex="Arial"/>
    </style:style>
    <style:style style:name="P41" style:family="paragraph" style:parent-style-name="Normal" style:list-style-name="L4">
      <style:paragraph-properties fo:margin-top="0.423cm" fo:margin-bottom="0cm" style:contextual-spacing="false" fo:text-align="justify" style:justify-single-word="false"/>
      <style:text-properties style:font-name="Arial" fo:language="pt" fo:country="BR" style:font-name-asian="Arial" style:font-name-complex="Arial"/>
    </style:style>
    <style:style style:name="P42" style:family="paragraph" style:parent-style-name="Normal" style:list-style-name="L4">
      <style:paragraph-properties fo:text-align="justify" style:justify-single-word="false"/>
      <style:text-properties style:font-name="Arial" fo:language="pt" fo:country="BR" style:font-name-asian="Arial" style:font-name-complex="Arial"/>
    </style:style>
    <style:style style:name="P43" style:family="paragraph" style:parent-style-name="Normal" style:list-style-name="L4">
      <style:paragraph-properties fo:margin-top="0cm" fo:margin-bottom="0.423cm" style:contextual-spacing="false" fo:text-align="justify" style:justify-single-word="false"/>
      <style:text-properties style:font-name="Arial" fo:language="pt" fo:country="BR" style:font-name-asian="Arial" style:font-name-complex="Arial"/>
    </style:style>
    <style:style style:name="P44" style:family="paragraph" style:parent-style-name="Normal">
      <style:paragraph-properties fo:text-indent="0cm" style:auto-text-indent="false"/>
      <style:text-properties style:font-name="Arial" fo:language="pt" fo:country="BR" style:font-name-asian="Arial" style:font-name-complex="Arial"/>
    </style:style>
    <style:style style:name="P45" style:family="paragraph" style:parent-style-name="Normal">
      <style:paragraph-properties fo:margin-top="0.423cm" fo:margin-bottom="0.423cm" style:contextual-spacing="false" fo:text-indent="0cm" style:auto-text-indent="false"/>
      <style:text-properties style:font-name="Arial" fo:language="pt" fo:country="BR" style:font-name-asian="Arial" style:font-name-complex="Arial"/>
    </style:style>
    <style:style style:name="P46" style:family="paragraph" style:parent-style-name="Normal">
      <style:paragraph-properties fo:line-height="25%" fo:padding="1.094cm" fo:border="none" style:shadow="#000000 0cm 0cm"/>
      <style:text-properties style:font-name="Arial" fo:language="pt" fo:country="BR" style:font-name-asian="Arial" style:font-name-complex="Arial"/>
    </style:style>
    <style:style style:name="P47" style:family="paragraph" style:parent-style-name="Normal">
      <style:paragraph-properties fo:line-height="115%" fo:text-indent="0cm" style:auto-text-indent="false" fo:padding="1.094cm" fo:border="none" style:shadow="#000000 0cm 0cm"/>
      <style:text-properties style:font-name="Arial" fo:font-size="20pt" fo:language="pt" fo:country="BR" fo:font-weight="bold" style:font-name-asian="Arial" style:font-size-asian="20pt" style:font-weight-asian="bold" style:font-name-complex="Arial" style:font-size-complex="20pt"/>
    </style:style>
    <style:style style:name="P48" style:family="paragraph" style:parent-style-name="Normal">
      <style:paragraph-properties fo:line-height="115%" fo:text-align="center" style:justify-single-word="false" fo:text-indent="0cm" style:auto-text-indent="false" fo:padding="1.094cm" fo:border="none" style:shadow="#000000 0cm 0cm"/>
      <style:text-properties style:font-name="Arial" fo:font-size="20pt" fo:language="pt" fo:country="BR" fo:font-weight="bold" style:font-name-asian="Arial" style:font-size-asian="20pt" style:font-weight-asian="bold" style:font-name-complex="Arial" style:font-size-complex="20pt"/>
    </style:style>
    <style:style style:name="P49" style:family="paragraph" style:parent-style-name="Normal">
      <style:text-properties fo:language="pt" fo:country="BR"/>
    </style:style>
    <style:style style:name="P50" style:family="paragraph" style:parent-style-name="Subtitle">
      <style:text-properties fo:font-size="16pt" fo:language="pt" fo:country="BR" style:font-size-asian="16pt" style:font-size-complex="16pt"/>
    </style:style>
    <style:style style:name="P51" style:family="paragraph" style:parent-style-name="Subtitle">
      <style:text-properties fo:language="pt" fo:country="BR"/>
    </style:style>
    <style:style style:name="P52" style:family="paragraph">
      <style:paragraph-properties fo:margin-left="0cm" fo:margin-right="0cm" fo:line-height="100%" fo:text-indent="0cm"/>
    </style:style>
    <style:style style:name="T1" style:family="text">
      <style:text-properties fo:color="#0000ee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" style:family="text">
      <style:text-properties fo:color="#0000ee" loext:opacity="100%" fo:language="pt" fo:country="BR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fo:font-size="18pt" fo:font-weight="bold" style:font-name-asian="Arial" style:font-size-asian="18pt" style:font-weight-asian="bold" style:font-name-complex="Arial" style:font-size-complex="18pt"/>
    </style:style>
    <style:style style:name="T5" style:family="text">
      <style:text-properties style:font-name="Arial" fo:font-size="18pt" fo:language="pt" fo:country="BR" fo:font-weight="bold" style:font-name-asian="Arial" style:font-size-asian="18pt" style:font-weight-asian="bold" style:font-name-complex="Arial" style:font-size-complex="18pt"/>
    </style:style>
    <style:style style:name="T6" style:family="text">
      <style:text-properties style:font-name="Arial" fo:font-size="12pt" fo:font-weight="normal" style:font-name-asian="Arial" style:font-size-asian="12pt" style:font-weight-asian="normal" style:font-name-complex="Arial" style:font-size-complex="12pt"/>
    </style:style>
    <style:style style:name="T7" style:family="text">
      <style:text-properties style:font-name="Arial" fo:font-size="12pt" fo:language="pt" fo:country="BR" fo:font-weight="normal" style:font-name-asian="Arial" style:font-size-asian="12pt" style:font-weight-asian="normal" style:font-name-complex="Arial" style:font-size-complex="12pt"/>
    </style:style>
    <style:style style:name="T8" style:family="text">
      <style:text-properties style:font-name="Arial" fo:font-style="italic" style:font-name-asian="Arial" style:font-style-asian="italic" style:font-name-complex="Arial"/>
    </style:style>
    <style:style style:name="T9" style:family="text">
      <style:text-properties style:font-name="Arial" fo:font-size="11pt" fo:font-style="italic" style:font-name-asian="Arial" style:font-size-asian="11pt" style:font-style-asian="italic" style:font-name-complex="Arial" style:font-size-complex="11pt"/>
    </style:style>
    <style:style style:name="T10" style:family="text">
      <style:text-properties style:font-name="Arial" fo:font-size="11pt" fo:language="pt" fo:country="BR" fo:font-style="italic" style:font-name-asian="Arial" style:font-size-asian="11pt" style:font-style-asian="italic" style:font-name-complex="Arial" style:font-size-complex="11pt"/>
    </style:style>
    <style:style style:name="T11" style:family="text">
      <style:text-properties style:font-name="Arial" fo:language="pt" fo:country="BR" style:font-name-asian="Arial" style:font-name-complex="Arial"/>
    </style:style>
    <style:style style:name="T12" style:family="text">
      <style:text-properties style:font-name="Arial" fo:language="pt" fo:country="BR" fo:font-style="italic" style:font-name-asian="Arial" style:font-style-asian="italic" style:font-name-complex="Arial"/>
    </style:style>
    <style:style style:name="T13" style:family="text">
      <style:text-properties fo:color="#000000" loext:opacity="100%" style:font-name="Arial" fo:font-size="13pt" style:font-name-asian="Arial" style:font-size-asian="13pt" style:font-name-complex="Arial" style:font-size-complex="13pt"/>
    </style:style>
    <style:style style:name="T14" style:family="text">
      <style:text-properties fo:color="#000000" loext:opacity="100%" style:font-name="Arial" fo:font-size="13pt" fo:language="pt" fo:country="BR" style:font-name-asian="Arial" style:font-size-asian="13pt" style:font-name-complex="Arial" style:font-size-complex="13pt"/>
    </style:style>
    <style:style style:name="T15" style:family="text">
      <style:text-properties style:font-name="Great Vibes" fo:font-size="14pt" style:font-name-asian="Great Vibes" style:font-size-asian="14pt" style:font-name-complex="Great Vibes" style:font-size-complex="14pt"/>
    </style:style>
    <style:style style:name="T16" style:family="text">
      <style:text-properties style:font-name="Great Vibes" fo:font-size="14pt" fo:language="pt" fo:country="BR" style:font-name-asian="Great Vibes" style:font-size-asian="14pt" style:font-name-complex="Great Vibes" style:font-size-complex="14pt"/>
    </style:style>
    <style:style style:name="T17" style:family="text">
      <style:text-properties fo:language="pt" fo:country="BR"/>
    </style:style>
    <style:style style:name="T18" style:family="text">
      <style:text-properties fo:color="#000000" loext:opacity="100%" style:font-name="Arial" fo:font-size="11pt" style:font-name-asian="Arial" style:font-size-asian="11pt" style:font-name-complex="Arial" style:font-size-complex="11pt"/>
    </style:style>
    <text:list-style style:name="L1">
      <text:list-level-style-bullet text:level="1" text:style-name="WW_5f_CharLFO4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4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WW_5f_CharLFO4LVL3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4LVL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4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4LVL6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4LVL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4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4LVL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WW_5f_CharLFO2LVL3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2LVL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2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2LVL6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2LVL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2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2LVL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WW_5f_CharLFO1LVL3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1LVL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1LVL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3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3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WW_5f_CharLFO3LVL3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3LVL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3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3LVL6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3LVL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3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3LVL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26"/>
      <text:p text:style-name="P26"/>
      <text:p text:style-name="P32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Relatório de Requisitos</text:p>
      <text:p text:style-name="P48"/>
      <text:p text:style-name="P50"><text:bookmark text:name="_blvf0wguskyk"/>LSD Solutions</text:p>
      <text:p text:style-name="P49"/>
      <text:p text:style-name="P3"><text:a xlink:type="simple" xlink:href="mailto:andre.nogueira@unesp.br" office:target-frame-name="_top" xlink:show="replace" text:style-name="Internet_20_link" text:visited-style-name="Visited_20_Internet_20_Link"><text:span text:style-name="Default_20_Paragraph_20_Font"><text:span text:style-name="T2">André Luis Dias Nogueira</text:span></text:span></text:a></text:p>
      <text:p text:style-name="P3"><text:a xlink:type="simple" xlink:href="mailto:eduardo.c.araujo@unesp.br" office:target-frame-name="_top" xlink:show="replace" text:style-name="Internet_20_link" text:visited-style-name="Visited_20_Internet_20_Link"><text:span text:style-name="Default_20_Paragraph_20_Font"><text:span text:style-name="T2">Eduardo Costa Araujo</text:span></text:span></text:a></text:p>
      <text:p text:style-name="P3"><text:a xlink:type="simple" xlink:href="mailto:felipe.britto@unesp.br" office:target-frame-name="_top" xlink:show="replace" text:style-name="Internet_20_link" text:visited-style-name="Visited_20_Internet_20_Link"><text:span text:style-name="Default_20_Paragraph_20_Font"><text:span text:style-name="T2">Felipe Melchior de Britto</text:span></text:span></text:a></text:p>
      <text:p text:style-name="P3"><text:a xlink:type="simple" xlink:href="mailto:gabriel.s.mario@unesp.br" office:target-frame-name="_top" xlink:show="replace" text:style-name="Internet_20_link" text:visited-style-name="Visited_20_Internet_20_Link"><text:span text:style-name="Default_20_Paragraph_20_Font"><text:span text:style-name="T2">Gabriel Soares Mário</text:span></text:span></text:a></text:p>
      <text:p text:style-name="P3"><text:a xlink:type="simple" xlink:href="mailto:ibc.goncalves@unesp.br" office:target-frame-name="_top" xlink:show="replace" text:style-name="Internet_20_link" text:visited-style-name="Visited_20_Internet_20_Link"><text:span text:style-name="Default_20_Paragraph_20_Font"><text:span text:style-name="T2">Igor Benedito Costa Gonçalves</text:span></text:span></text:a></text:p>
      <text:p text:style-name="P4"><text:a xlink:type="simple" xlink:href="mailto:rafael.daiki@unesp.br" office:target-frame-name="_top" xlink:show="replace" text:style-name="Internet_20_link" text:visited-style-name="Visited_20_Internet_20_Link"><text:span text:style-name="Default_20_Paragraph_20_Font"><text:span text:style-name="T2">Rafael Daiki Kaneko</text:span></text:span></text:a></text:p>
      <text:p text:style-name="P4"><text:a xlink:type="simple" xlink:href="mailto:sergio.guerrato@unesp.br" office:target-frame-name="_top" xlink:show="replace" text:style-name="Internet_20_link" text:visited-style-name="Visited_20_Internet_20_Link"><text:span text:style-name="Default_20_Paragraph_20_Font"><text:span text:style-name="T2">Sergio Paulo Guerrato Alves</text:span></text:span></text:a></text:p>
      <text:p text:style-name="P4"><text:a xlink:type="simple" xlink:href="mailto:vitor.rolisola@unesp.br" office:target-frame-name="_top" xlink:show="replace" text:style-name="Internet_20_link" text:visited-style-name="Visited_20_Internet_20_Link"><text:span text:style-name="Default_20_Paragraph_20_Font"><text:span text:style-name="T2">Vitor Marchini Rolisola</text:span></text:span></text:a></text:p>
      <text:p text:style-name="P48"/>
      <text:p text:style-name="P51"><text:bookmark text:name="_kizc3gml4qr3"/><text:soft-page-break/></text:p>
      <text:p text:style-name="P51"><text:bookmark text:name="_hker5k2u54rq"/></text:p>
      <text:h text:style-name="P16" text:outline-level="2"><text:bookmark text:name="_6bn4zsaqh1gc"/></text:h>
      <text:h text:style-name="P13" text:outline-level="2"><text:bookmark text:name="_ajgm74jltvjb"/></text:h>
      <text:h text:style-name="P13" text:outline-level="2"><text:bookmark text:name="_pzuxrspjktx"/></text:h>
      <text:h text:style-name="P13" text:outline-level="2"><text:bookmark text:name="_h76a6ectjp3p"/></text:h>
      <text:h text:style-name="P13" text:outline-level="2"><text:bookmark text:name="_u50nor9nrzf8"/></text:h>
      <text:h text:style-name="P13" text:outline-level="2"><text:bookmark text:name="_sqwsdqw5enc"/></text:h>
      <text:h text:style-name="P13" text:outline-level="2"><text:bookmark text:name="_7gq86prj6qae"/>Introdução</text:h>
      <text:p text:style-name="P28"/>
      <text:p text:style-name="P5"><text:span text:style-name="Default_20_Paragraph_20_Font"><text:span text:style-name="T11">Este relatório descreve os requisitos para o desenvolvimento de uma </text:span></text:span><text:span text:style-name="T17"><office:annotation office:name="1" loext:resolved="false"><dc:creator>André Luis Dias Nogueira</dc:creator><dc:date>2023-09-16T11:51:00</dc:date><text:p text:style-name="P52"><text:span text:style-name="T18">Sim, pois o mesmo comentou e nos forneceu tal informação na entrevista proposta por nossa empresa.</text:span></text:p></office:annotation></text:span><text:span text:style-name="T17"><office:annotation office:name="0" loext:resolved="false"><dc:creator>Luan De Souza Araújo</dc:creator><dc:date>2023-09-02T14:00:00</dc:date><text:p text:style-name="P52"><text:span text:style-name="T18">A solução em Java e BD Oracle é de ciência do cliente? Ele sabe dos custos?  Por que isso foi definido?</text:span></text:p></office:annotation></text:span><text:span text:style-name="Default_20_Paragraph_20_Font"><text:span text:style-name="T11">solução Java com suporte ao banco de dados Oracle</text:span></text:span><office:annotation-end office:name="0"/><office:annotation-end office:name="1"/><text:span text:style-name="Default_20_Paragraph_20_Font"><text:span text:style-name="T11">, cujo objetivo é diminuir o custo temporal das entregas de refeições <text:s/>da empresa “Marmitech”, além de armazenar alguns dados pertinentes sobre os entregadores associados à empresa. A solução inclui o uso da API do Google Maps e o desenvolvimento do frontend da aplicação mobile para os sistemas operacionais Android e iOS utilizando o framework Flutter. A seguir, apresentamos os requisitos detalhados.</text:span></text:span></text:p>
      <text:h text:style-name="P14" text:outline-level="2"><text:bookmark text:name="_8vdbutqj2b2r"/>Requisitos Funcionais</text:h>
      <text:p text:style-name="P26"/>
      <text:h text:style-name="P22" text:outline-level="3"><text:bookmark text:name="_g236xilzlj"/>1. Integração com a API do Google Maps</text:h>
      <text:p text:style-name="P26"/>
      <text:p text:style-name="P28">A solução deve incorporar a API do Google Maps para permitir a visualização de informações geográficas relacionadas aos pedidos. Os seguintes requisitos estão associados a esta funcionalidade:</text:p>
      <text:p text:style-name="P28"/>
      <text:p text:style-name="P28">- RF001. A aplicação deve permitir a exibição de mapas interativos que exibam a localização de pedidos específicos, monitorados por GPS (Geolocalização).</text:p>
      <text:p text:style-name="P28"/>
      <text:p text:style-name="P6"><text:span text:style-name="Default_20_Paragraph_20_Font"><text:span text:style-name="T11">- </text:span></text:span><text:span text:style-name="T17"><office:annotation office:name="2" loext:resolved="false"><dc:creator>Luan De Souza Araújo</dc:creator><dc:date>2023-09-02T14:07:00</dc:date><text:p text:style-name="P52"><text:span text:style-name="T18">Requisito de domínio</text:span></text:p></office:annotation></text:span><text:span text:style-name="Default_20_Paragraph_20_Font"><text:span text:style-name="T11">RF002</text:span></text:span><office:annotation-end office:name="2"/><text:span text:style-name="Default_20_Paragraph_20_Font"><text:span text:style-name="T11">. Os mapas devem oferecer funcionalidades como zoom, rotação e pesquisa de endereços.</text:span></text:span></text:p>
      <text:p text:style-name="P28"/>
      <text:p text:style-name="P6"><text:span text:style-name="Default_20_Paragraph_20_Font"><text:span text:style-name="T11">- </text:span></text:span><text:span text:style-name="T17"><office:annotation office:name="5" loext:resolved="false"><dc:creator>André Luis Dias Nogueira</dc:creator><dc:date>2023-09-16T13:40:00</dc:date><text:p text:style-name="P52"><text:span text:style-name="T18">Fizemos um novo requisito especificando</text:span></text:p></office:annotation></text:span><text:span text:style-name="T17"><office:annotation office:name="4" loext:resolved="false"><dc:creator>André Luis Dias Nogueira</dc:creator><dc:date>2023-09-16T13:40:00</dc:date><text:p text:style-name="P52"><text:span text:style-name="T18">Feito</text:span></text:p></office:annotation></text:span><text:span text:style-name="T17"><office:annotation office:name="3" loext:resolved="false"><dc:creator>Luan De Souza Araújo</dc:creator><dc:date>2023-09-02T14:07:00</dc:date><text:p text:style-name="P52"><text:span text:style-name="T18">Quem vai colocar estes marcadores? O que eles (marcadores) são?</text:span></text:p></office:annotation></text:span><text:span text:style-name="Default_20_Paragraph_20_Font"><text:span text:style-name="T11">RF003</text:span></text:span><office:annotation-end office:name="3"/><office:annotation-end office:name="4"/><office:annotation-end office:name="5"/><text:span text:style-name="Default_20_Paragraph_20_Font"><text:span text:style-name="T11">. A aplicação deve permitir a incorporação de marcadores personalizados para destacar informações relevantes nos mapas.</text:span></text:span></text:p>
      <text:h text:style-name="P16" text:outline-level="2"><text:bookmark text:name="_413zjagnr2xt"/></text:h>
      <text:h text:style-name="P22" text:outline-level="3"><text:bookmark text:name="_fs5urbug2g4"/>2. Cadastro de Usuário</text:h>
      <text:p text:style-name="P30"/>
      <text:p text:style-name="P29">A solução deve permitir a criação de dois tipos de usuários diferentes que integram acessibilidades específicas. Os seguintes requisitos estão associados a essa funcionalidade:</text:p>
      <text:p text:style-name="P29"><text:soft-page-break/></text:p>
      <text:p text:style-name="P7"><text:span text:style-name="Default_20_Paragraph_20_Font"><text:span text:style-name="T11">- </text:span></text:span><text:span text:style-name="T17"><office:annotation office:name="7" loext:resolved="false"><dc:creator>Gabriel Soares Mário</dc:creator><dc:date>2023-09-15T23:47:00</dc:date><text:p text:style-name="P52"><text:span text:style-name="T18">Os clientes da nossa plataforma são os próprios usuários entregadores e administradores. O "cliente recebedor do alimento" não existe no escopo desse projeto.</text:span></text:p></office:annotation></text:span><text:span text:style-name="T17"><office:annotation office:name="6" loext:resolved="false"><dc:creator>Luan De Souza Araújo</dc:creator><dc:date>2023-09-02T14:17:00</dc:date><text:p text:style-name="P52"><text:span text:style-name="T18">E o cliente?</text:span></text:p></office:annotation></text:span><text:span text:style-name="Default_20_Paragraph_20_Font"><text:span text:style-name="T11">RF0</text:span></text:span><office:annotation-end office:name="6"/><office:annotation-end office:name="7"/><text:span text:style-name="Default_20_Paragraph_20_Font"><text:span text:style-name="T11">04. A aplicação deve permitir a criação de dois tipos de usuários: Entregador e Administrador.</text:span></text:span></text:p>
      <text:p text:style-name="P29"/>
      <text:p text:style-name="P33">- RF005. O usuário do tipo Administrador deve ser capaz de gerenciar o usuário do tipo Entregador.</text:p>
      <text:p text:style-name="P33">- RF006. O usuário do tipo Administrador deve ser capaz de editar e incorporar marcadores personalizados na aplicação do mapa para melhor indicar os endereços dos pedidos (ex: incorporar ícones numerando a ordem de entrega dos endereços).</text:p>
      <text:p text:style-name="P44"/>
      <text:h text:style-name="P24" text:outline-level="3"><text:bookmark text:name="_3gggk8m84508"/><text:span text:style-name="Default_20_Paragraph_20_Font"><text:span text:style-name="T14">3. Informações da Ficha de Pedidos</text:span></text:span></text:h>
      <text:p text:style-name="P10"><text:span text:style-name="Default_20_Paragraph_20_Font"><text:span text:style-name="T11">- RF007. A solução deve permitir a coleta da </text:span></text:span><text:span text:style-name="T17"><office:annotation office:name="9" loext:resolved="false"><dc:creator>Sergio Paulo Guerrato Alves</dc:creator><dc:date>2023-09-16T12:21:00</dc:date><text:p text:style-name="P52"><text:span text:style-name="T18">São as fichas que trazem, do sistema da Marmitech, os dados não sensíveis necessários para a entrega dos pedidos.</text:span></text:p></office:annotation></text:span><text:span text:style-name="T17"><office:annotation office:name="8" loext:resolved="false"><dc:creator>Luan De Souza Araújo</dc:creator><dc:date>2023-09-02T14:25:00</dc:date><text:p text:style-name="P52"><text:span text:style-name="T18">O que é ficha de informações? Comanda, nota fiscal?</text:span></text:p></office:annotation></text:span><text:span text:style-name="Default_20_Paragraph_20_Font"><text:span text:style-name="T11">ficha de</text:span></text:span><office:annotation-end office:name="8"/><office:annotation-end office:name="9"/><text:span text:style-name="Default_20_Paragraph_20_Font"><text:span text:style-name="T11"> pedidos gerada atualmente pela empresa.</text:span></text:span></text:p>
      <text:p text:style-name="P33"/>
      <text:p text:style-name="P10"><text:span text:style-name="Default_20_Paragraph_20_Font"><text:span text:style-name="T11">- </text:span></text:span><text:span text:style-name="T17"><office:annotation office:name="11" loext:resolved="false"><dc:creator>Sergio Paulo Guerrato Alves</dc:creator><dc:date>2023-09-16T12:19:00</dc:date><text:p text:style-name="P52"><text:span text:style-name="T18">Os dados da ficha integrarão com o serviço de Geolocalização para passar o endereço do cliente e poder gerar a rota. </text:span></text:p><text:p text:style-name="P52"><text:span text:style-name="T18">Sim, são a mesma coisa, já ajustado.</text:span></text:p></office:annotation></text:span><text:span text:style-name="T17"><office:annotation office:name="10" loext:resolved="false"><dc:creator>Luan De Souza Araújo</dc:creator><dc:date>2023-09-02T14:26:00</dc:date><text:p text:style-name="P52"><text:span text:style-name="T18">Para quê? Ficha de informações e ficha de pedidos são a mesma coisa?</text:span></text:p></office:annotation></text:span><text:span text:style-name="Default_20_Paragraph_20_Font"><text:span text:style-name="T11">RF0</text:span></text:span><office:annotation-end office:name="10"/><office:annotation-end office:name="11"/><text:span text:style-name="Default_20_Paragraph_20_Font"><text:span text:style-name="T11">08. A solução deve ser capaz de integrar dados da ficha de pedidos com o serviço de geolocalização.</text:span></text:span></text:p>
      <text:p text:style-name="P33"/>
      <text:h text:style-name="P23" text:outline-level="3"><text:bookmark text:name="_lr67rqlp9o7r"/>4. Recolhimento e Entrega de Refeições</text:h>
      <text:p text:style-name="P33"/>
      <text:p text:style-name="P33">A solução permitirá a organização das refeições em relação ao recolhimento e a entrega feita pelos entregadores:</text:p>
      <text:p text:style-name="P33"><text:soft-page-break/></text:p>
      <text:p text:style-name="P10"><text:span text:style-name="Default_20_Paragraph_20_Font"><text:span text:style-name="T11">- </text:span></text:span><text:span text:style-name="T17"><office:annotation office:name="13" loext:resolved="false"><dc:creator>Sergio Paulo Guerrato Alves</dc:creator><dc:date>2023-09-16T11:34:00</dc:date><text:p text:style-name="P52"><text:span text:style-name="T18">O entregador não pode sair com menos de 10 pedidos.</text:span></text:p></office:annotation></text:span><text:span text:style-name="T17"><office:annotation office:name="12" loext:resolved="false"><dc:creator>Luan De Souza Araújo</dc:creator><dc:date>2023-09-02T14:28:00</dc:date><text:p text:style-name="P52"><text:span text:style-name="T18">Por que esta escolha? Não seria melhor o entregador que estiver livre recolhe o pedido?</text:span></text:p></office:annotation></text:span><text:span text:style-name="Default_20_Paragraph_20_Font"><text:span text:style-name="T11">RF0</text:span></text:span><office:annotation-end office:name="12"/><office:annotation-end office:name="13"/><text:span text:style-name="Default_20_Paragraph_20_Font"><text:span text:style-name="T11">09. A aplicação deve ser capaz de conter uma fila de entregadores para a disponibilização organizada e sequencial de refeições.</text:span></text:span></text:p>
      <text:p text:style-name="P33"/>
      <text:p text:style-name="P33">- RF010. Após o entregador coletar os pedidos, deve ser possível que ele notifique que recolheu as refeições através de um botão na aplicação disponível no seu dispositivo móvel. </text:p>
      <text:p text:style-name="P33"/>
      <text:p text:style-name="P33"/>
      <text:p text:style-name="P10"><text:span text:style-name="Default_20_Paragraph_20_Font"><text:span text:style-name="T11">-</text:span></text:span><text:span text:style-name="T17"><office:annotation office:name="15" loext:resolved="false"><dc:creator>Gabriel Soares Mário</dc:creator><dc:date>2023-09-16T12:31:00</dc:date><text:p text:style-name="P52"><text:span text:style-name="T18">Resolvido.</text:span></text:p></office:annotation></text:span><text:span text:style-name="T17"><office:annotation office:name="14" loext:resolved="false"><dc:creator>Luan De Souza Araújo</dc:creator><dc:date>2023-09-02T14:32:00</dc:date><text:p text:style-name="P52"><text:span text:style-name="T18">Ambíguo com o requisito RF018</text:span></text:p></office:annotation></text:span><text:span text:style-name="Default_20_Paragraph_20_Font"><text:span text:style-name="T11">RF0</text:span></text:span><office:annotation-end office:name="14"/><office:annotation-end office:name="15"/><text:span text:style-name="Default_20_Paragraph_20_Font"><text:span text:style-name="T11">11. Após o entregador notificar a coleta dos pedidos, a aplicação deve gerar de forma automatizada a rota do entregador, através do serviço de geolocalização.</text:span></text:span></text:p>
      <text:p text:style-name="P33"/>
      <text:p text:style-name="P10"><text:span text:style-name="Default_20_Paragraph_20_Font"><text:span text:style-name="T11">- </text:span></text:span><text:span text:style-name="T17"><office:annotation office:name="17" loext:resolved="false"><dc:creator>Sergio Paulo Guerrato Alves</dc:creator><dc:date>2023-09-16T11:39:00</dc:date><text:p text:style-name="P52"><text:span text:style-name="T18">feito.</text:span></text:p></office:annotation></text:span><text:span text:style-name="T17"><office:annotation office:name="16" loext:resolved="false"><dc:creator>Luan De Souza Araújo</dc:creator><dc:date>2023-09-02T14:34:00</dc:date><text:p text:style-name="P52"><text:span text:style-name="T18">Quais os dados não sensíveis são necessários para otimizar o tempo de entrega?</text:span></text:p></office:annotation></text:span><text:span text:style-name="Default_20_Paragraph_20_Font"><text:span text:style-name="T11">RF0</text:span></text:span><office:annotation-end office:name="16"/><office:annotation-end office:name="17"/><text:span text:style-name="Default_20_Paragraph_20_Font"><text:span text:style-name="T11">12. A aplicação irá utilizar os dados </text:span></text:span><text:span text:style-name="T17"><office:annotation office:name="19" loext:resolved="false"><dc:creator>Sergio Paulo Guerrato Alves</dc:creator><dc:date>2023-09-16T11:43:00</dc:date><text:p text:style-name="P52"><text:span text:style-name="T18">Os dados sensíveis ficarão no sistema da Marmitech, apenas utilizaremos os não sensíveis citados nesse requisito.</text:span></text:p></office:annotation></text:span><text:span text:style-name="T17"><office:annotation office:name="18" loext:resolved="false"><dc:creator>Luan De Souza Araújo</dc:creator><dc:date>2023-09-02T14:32:00</dc:date><text:p text:style-name="P52"><text:span text:style-name="T18">O que são os dados sensíveis desta aplicação?</text:span></text:p></office:annotation></text:span><text:span text:style-name="Default_20_Paragraph_20_Font"><text:span text:style-name="T11">não sensíveis</text:span></text:span><office:annotation-end office:name="18"/><office:annotation-end office:name="19"/><text:span text:style-name="Default_20_Paragraph_20_Font"><text:span text:style-name="T11"> (endereço, nome e número do pedido) da ficha de pedidos para informar ao entregador o necessário para </text:span></text:span><text:span text:style-name="T17"><office:annotation office:name="21" loext:resolved="false"><dc:creator>André Luis Dias Nogueira</dc:creator><dc:date>2023-09-16T13:21:00</dc:date><text:p text:style-name="P52"><text:span text:style-name="T18">A rota será gerada diretamente pela API do Google Maps. Definido pela própria Marmitech, o entregador poderá apenas sair para entrega com no máximo 10 pedidos de uma vez. A otimização se referencia ao tempo de verificação da identidade do cliente no local do endereço, pagamento, etc</text:span></text:p></office:annotation></text:span><text:span text:style-name="T17"><office:annotation office:name="20" loext:resolved="false"><dc:creator>Luan De Souza Araújo</dc:creator><dc:date>2023-09-02T14:35:00</dc:date><text:p text:style-name="P52"><text:span text:style-name="T18">Como que será feito este tempo de otimização? Existe o caso de um entregador pegar mais de um pedido? Se sim, qual será a estratégia da rota?</text:span></text:p></office:annotation></text:span><text:span text:style-name="Default_20_Paragraph_20_Font"><text:span text:style-name="T11">otimizar o tempo de entrega quando se verifica a identidade do cliente e confirma o pedido e o pagamento.</text:span></text:span><office:annotation-end office:name="20"/><office:annotation-end office:name="21"/></text:p>
      <text:p text:style-name="P29"/>
      <text:p text:style-name="P29">- RF013. A aplicação deve permitir que o usuário entregador registre o fato de que está aguardando pela liberação das refeições por parte cozinha somente quando o serviço de geolocalização identificar que o mesmo se encontra nas proximidades da empresa “Marmitech”.</text:p>
      <text:p text:style-name="P29"/>
      <text:p text:style-name="P29"><text:soft-page-break/>- RF014. A aplicação deve possuir funcionalidades para que o usuário entregador registre o fato de que realizou uma entrega.</text:p>
      <text:p text:style-name="P44"/>
      <text:p text:style-name="P44"/>
      <text:p text:style-name="P44"/>
      <text:h text:style-name="P21" text:outline-level="2"><text:bookmark text:name="_kkfnxcklj3ys"/></text:h>
      <text:h text:style-name="P17" text:outline-level="2"><text:bookmark text:name="_n59lwax6jal8"/>Requisitos Não Funcionais</text:h>
      <text:p text:style-name="P26"/>
      <text:h text:style-name="P22" text:outline-level="3"><text:bookmark text:name="_511280ridifs"/>1. Desempenho</text:h>
      <text:p text:style-name="P26"/>
      <text:p text:style-name="P6"><text:span text:style-name="Default_20_Paragraph_20_Font"><text:span text:style-name="T11">- </text:span></text:span><text:span text:style-name="T17"><office:annotation office:name="23" loext:resolved="false"><dc:creator>André Luis Dias Nogueira</dc:creator><dc:date>2023-09-16T13:32:00</dc:date><text:p text:style-name="P52"><text:span text:style-name="T18">Sim, não é possível estimar com precisão o tempo de resposta, porém, aqui afirmamos que a resposta pelo sistema seria de tempo aceitável de forma que já verificamos com o cliente.</text:span></text:p></office:annotation></text:span><text:span text:style-name="T17"><office:annotation office:name="22" loext:resolved="false"><dc:creator>Luan De Souza Araújo</dc:creator><dc:date>2023-09-02T14:37:00</dc:date><text:p text:style-name="P52"><text:span text:style-name="T18">O que é "responsivo e tempos de resposta aceitáveis"? Tem certeza que é adequado escrever isso em um levantamento de requisitos?</text:span></text:p></office:annotation></text:span><text:span text:style-name="Default_20_Paragraph_20_Font"><text:span text:style-name="T11">RNF001</text:span></text:span><office:annotation-end office:name="22"/><office:annotation-end office:name="23"/><text:span text:style-name="Default_20_Paragraph_20_Font"><text:span text:style-name="T11">. A aplicação deve ser responsiva e apresentar tempos de resposta aceitáveis, mesmo quando lidando com grandes volumes de dados.</text:span></text:span></text:p>
      <text:p text:style-name="P28"/>
      <text:p text:style-name="P29">- RNF002. A aplicação mobile deve ser desenvolvida utilizando o framework Flutter.</text:p>
      <text:p text:style-name="P26"/>
      <text:h text:style-name="P22" text:outline-level="3"><text:bookmark text:name="_hdgtchr0za7l"/>2. Segurança</text:h>
      <text:p text:style-name="P26"/>
      <text:p text:style-name="P8"><text:span text:style-name="Default_20_Paragraph_20_Font"><text:span text:style-name="T11">- </text:span></text:span><text:span text:style-name="T17"><office:annotation office:name="24" loext:resolved="false"><dc:creator>Luan De Souza Araújo</dc:creator><dc:date>2023-09-02T14:38:00</dc:date><text:p text:style-name="P52"><text:span text:style-name="T18">Especificar em "requisitos de domínio" qual será esta camada de segurança.</text:span></text:p></office:annotation></text:span><text:span text:style-name="Default_20_Paragraph_20_Font"><text:span text:style-name="T11">RNF00</text:span></text:span><office:annotation-end office:name="24"/><text:span text:style-name="Default_20_Paragraph_20_Font"><text:span text:style-name="T11">3. Deve ser implementada uma camada de segurança para proteger o acesso às informações sensíveis do banco de dados.</text:span></text:span></text:p>
      <text:p text:style-name="P26"/>
      <text:h text:style-name="P22" text:outline-level="3"><text:bookmark text:name="_stg5c81i85t3"/><text:soft-page-break/>3. Usabilidade</text:h>
      <text:p text:style-name="P26"/>
      <text:p text:style-name="P6"><text:span text:style-name="Default_20_Paragraph_20_Font"><text:span text:style-name="T11">- </text:span></text:span><text:span text:style-name="T17"><office:annotation office:name="25" loext:resolved="false"><dc:creator>Luan De Souza Araújo</dc:creator><dc:date>2023-09-02T14:39:00</dc:date><text:p text:style-name="P52"><text:span text:style-name="T18">Critério muito subjetivo!</text:span></text:p></office:annotation></text:span><text:span text:style-name="Default_20_Paragraph_20_Font"><text:span text:style-name="T11">RNF00</text:span></text:span><office:annotation-end office:name="25"/><text:span text:style-name="Default_20_Paragraph_20_Font"><text:span text:style-name="T11">4. A interface do usuário deve ser intuitiva e de fácil utilização, visando uma experiência do usuário agradável. Levando em conta as técnicas mais reconhecidas do meio UX/UI, para uma experiência mais intuitiva e de rápida navegação para o usuário.</text:span></text:span></text:p>
      <text:p text:style-name="P26"/>
      <text:h text:style-name="P22" text:outline-level="3"><text:bookmark text:name="_8szt696z0db"/>4. Desenvolvimento do Frontend Mobile com Flutter</text:h>
      <text:p text:style-name="P27"/>
      <text:p text:style-name="P29">A solução deve incluir o desenvolvimento do frontend da aplicação mobile para os sistemas operacionais Android e iOS usando o framework Flutter. Os seguintes requisitos estão associados a essa funcionalidade:</text:p>
      <text:p text:style-name="P29"/>
      <text:p text:style-name="P29">- RNF005. A aplicação mobile deve ser compatível com os sistemas operacionais Android e iOS.</text:p>
      <text:p text:style-name="P29"/>
      <text:p text:style-name="P29">- RNF006. A aplicação deve permitir o acesso às funcionalidades de visualização de mapa para o usuário entregador.</text:p>
      <text:p text:style-name="P29"/>
      <text:p text:style-name="P29">- RNF007. A aplicação deve ser capaz de definir e redefinir a rota mais otimizada para a entrega.</text:p>
      <text:p text:style-name="P28"/>
      <text:p text:style-name="P28"/>
      <text:h text:style-name="P22" text:outline-level="3"><text:bookmark text:name="_bk9zl5776khc"/>5. Acesso ao Banco de Dados da Empresa “Marmitech”</text:h>
      <text:p text:style-name="P29"/>
      <text:p text:style-name="P29"><text:soft-page-break/>A aplicação em questão deve estabelecer uma conexão eficaz e segura com o banco de dados Oracle pertencente à empresa "Marmitech". Essa conexão será fundamental para recuperar informações cruciais sobre os entregadores que estão associados à empresa e as informações relacionadas às fichas de pedidos. Para atingir esse objetivo, a aplicação deve atender aos seguintes critérios e especificações:</text:p>
      <text:p text:style-name="P29"/>
      <text:p text:style-name="P29">- RNF008. Conexão com Banco de Dados: A aplicação deve ser capaz de estabelecer uma conexão direta e confiável com o banco de dados Oracle da "Marmitech". Isso requer a configuração adequada dos parâmetros de conexão, como URL, credenciais de acesso, porta, entre outros, para garantir que a comunicação com o banco de dados seja estabelecida com sucesso.</text:p>
      <text:p text:style-name="P29"/>
      <text:p text:style-name="P29">- RNF009. Recuperação de Dados: Uma vez conectada ao banco de dados Oracle, a aplicação deve ser capaz de recuperar informações detalhadas sobre os entregadores associados à empresa. Isso pode incluir dados como nomes, números de identificação, histórico de entregas, status de disponibilidade, entre outros dados relevantes.</text:p>
      <text:p text:style-name="P29"/>
      <text:p text:style-name="P29">- RNF010. Deve ser possível realizar consultas, inserções, atualizações e exclusões de registros no banco de dados.</text:p>
      <text:p text:style-name="P29"/>
      <text:p text:style-name="P29">- RNF011. A aplicação deve poder acessar a localização do entregador através do aparelho móvel do mesmo.</text:p>
      <text:p text:style-name="P29"/>
      <text:p text:style-name="P27"/>
      <text:h text:style-name="P22" text:outline-level="3"><text:bookmark text:name="_5ilqpv3aosg4"/>6. Compatibilidade com a Versão Java da Empresa “Marmitech”</text:h>
      <text:p text:style-name="P27"/>
      <text:p text:style-name="P29">A solução deve ser desenvolvida em uma versão específica do Java compatível com o sistema da empresa. Os seguintes requisitos estão associados a essa funcionalidade:</text:p>
      <text:p text:style-name="P29"/>
      <text:p text:style-name="P7"><text:span text:style-name="Default_20_Paragraph_20_Font"><text:span text:style-name="T11">- </text:span></text:span><text:span text:style-name="T17"><office:annotation office:name="26" loext:resolved="false"><dc:creator>Luan De Souza Araújo</dc:creator><dc:date>2023-09-02T14:05:00</dc:date><text:p text:style-name="P52"><text:span text:style-name="T18">Requisito de Domíno</text:span></text:p><text:p text:style-name="P52"><text:span text:style-name="T18">Uma reação no total.</text:span></text:p><text:p text:style-name="P52"><text:span text:style-name="T18">André Luis Dias Nogueira reagiu com 👍: 2023-09-16 05:31 AM.</text:span></text:p></office:annotation></text:span><text:span text:style-name="Default_20_Paragraph_20_Font"><text:span text:style-name="T11">RNF0</text:span></text:span><office:annotation-end office:name="26"/><text:span text:style-name="Default_20_Paragraph_20_Font"><text:span text:style-name="T11">12. A aplicação deve ser desenvolvida utilizando a versão específica do Java 17 </text:span></text:span><text:span text:style-name="T17"><office:annotation office:name="28" loext:resolved="false"><dc:creator>André Luis Dias Nogueira</dc:creator><dc:date>2023-09-16T11:50:00</dc:date><text:p text:style-name="P52"><text:span text:style-name="T18">Devido a um erro de comunicação com a empresa cliente a qual prestamos serviço, fora escrito a versão errada do Java. Realizaremos a correção.</text:span></text:p></office:annotation></text:span><text:span text:style-name="T17"><office:annotation office:name="27" loext:resolved="false"><dc:creator>Luan De Souza Araújo</dc:creator><dc:date>2023-09-02T14:06:00</dc:date><text:p text:style-name="P52"><text:span text:style-name="T18">Por que usar uma versão que ainda não é LTS??</text:span></text:p><text:p text:style-name="P52"><text:span text:style-name="T18">Uma reação no total.</text:span></text:p><text:p text:style-name="P52"><text:span text:style-name="T18">Vitor Marchini Rolisola reagiu com 👍: 2023-09-16 05:34 AM.</text:span></text:p></office:annotation></text:span><text:span text:style-name="Default_20_Paragraph_20_Font"><text:span text:style-name="T11">(JDK 17)</text:span></text:span><office:annotation-end office:name="27"/><office:annotation-end office:name="28"/><text:span text:style-name="Default_20_Paragraph_20_Font"><text:span text:style-name="T11">, </text:span></text:span><text:span text:style-name="T17"><office:annotation office:name="30" loext:resolved="false"><dc:creator>Gabriel Soares Mário</dc:creator><dc:date>2023-09-16T11:47:00</dc:date><text:p text:style-name="P52"><text:span text:style-name="T18">Sim, existe um sistema para outros departamentos da empresa.</text:span></text:p><text:p text:style-name="P52"><text:span text:style-name="T18">Foi uma decisão da equipe que desenvolveu o software.</text:span></text:p></office:annotation></text:span><text:span text:style-name="T17"><office:annotation office:name="29" loext:resolved="false"><dc:creator>Luan De Souza Araújo</dc:creator><dc:date>2023-09-02T14:06:00</dc:date><text:p text:style-name="P52"><text:span text:style-name="T18">Já existe um sistema? Se sim, qual o motivo de estarem limitados a esta versão?</text:span></text:p></office:annotation></text:span><text:span text:style-name="Default_20_Paragraph_20_Font"><text:span text:style-name="T11">o qual é utilizada pelo sistema da empresa “Marmitech”.</text:span></text:span><office:annotation-end office:name="29"/><office:annotation-end office:name="30"/></text:p>
      <text:p text:style-name="P28"><text:soft-page-break/></text:p>
      <text:p text:style-name="P26"/>
      <text:p text:style-name="P26"/>
      <text:p text:style-name="P26"/>
      <text:p text:style-name="P26"/>
      <text:h text:style-name="P12" text:outline-level="1"><text:bookmark text:name="_2iyz41y2bbc6"/><text:soft-page-break/><text:span text:style-name="Default_20_Paragraph_20_Font"><text:span text:style-name="T5">Requisitos de Domínio</text:span></text:span></text:h>
      <text:h text:style-name="P15" text:outline-level="2">- <text:s/>RD001. Para oferecer uma experiência de mapa completa e funcional, a aplicação deve incorporar recursos padrões de mapas digitais. Estes recursos são essenciais para permitir aos usuários interagir de forma eficaz com o mapa e obter informações relevantes sobre rotas e locais. Abaixo, estão detalhadas as especificações desses recursos:</text:h>
      <text:list text:style-name="L1">
        <text:list-item>
          <text:p text:style-name="P18"><text:span text:style-name="Default_20_Paragraph_20_Font"><text:span text:style-name="T7">- <text:s/>RD001.1. <text:s/>Zoom In e Zoom Out:</text:span></text:span></text:p>
          <text:list>
            <text:list-item>
              <text:p text:style-name="P19"><text:span text:style-name="Default_20_Paragraph_20_Font"><text:span text:style-name="T7">A aplicação deve oferecer a funcionalidade de zoom in (aproximar) e zoom out (afastar) no mapa.</text:span></text:span></text:p>
            </text:list-item>
            <text:list-item>
              <text:p text:style-name="P19"><text:span text:style-name="Default_20_Paragraph_20_Font"><text:span text:style-name="T7">Os usuários devem poder aumentar ou diminuir o nível de detalhe do mapa de acordo com suas necessidades.</text:span></text:span></text:p>
            </text:list-item>
          </text:list>
        </text:list-item>
        <text:list-item>
          <text:p text:style-name="P19"><text:span text:style-name="Default_20_Paragraph_20_Font"><text:span text:style-name="T7">- <text:s/>RD001.2. Rotação do Mapa:</text:span></text:span></text:p>
          <text:list>
            <text:list-item>
              <text:p text:style-name="P19"><text:span text:style-name="Default_20_Paragraph_20_Font"><text:span text:style-name="T7">A aplicação deve permitir a rotação do mapa para facilitar a visualização de diferentes ângulos.</text:span></text:span></text:p>
            </text:list-item>
            <text:list-item>
              <text:p text:style-name="P19"><text:span text:style-name="Default_20_Paragraph_20_Font"><text:span text:style-name="T7">A rotação do mapa deve ser suave e responsiva aos gestos do usuário.</text:span></text:span></text:p>
            </text:list-item>
          </text:list>
        </text:list-item>
        <text:list-item>
          <text:p text:style-name="P19"><text:span text:style-name="Default_20_Paragraph_20_Font"><text:span text:style-name="T7">- <text:s/>RD001.3. Pesquisa de Endereços:</text:span></text:span></text:p>
          <text:list>
            <text:list-item>
              <text:p text:style-name="P19"><text:span text:style-name="Default_20_Paragraph_20_Font"><text:span text:style-name="T7">A aplicação deve oferecer uma função de pesquisa de endereços, que permita aos usuários encontrar locais específicos no mapa.</text:span></text:span></text:p>
            </text:list-item>
            <text:list-item>
              <text:p text:style-name="P19"><text:span text:style-name="Default_20_Paragraph_20_Font"><text:span text:style-name="T7">Os resultados da pesquisa devem ser precisos e exibir os endereços correspondentes no mapa.</text:span></text:span></text:p>
            </text:list-item>
          </text:list>
        </text:list-item>
        <text:list-item>
          <text:p text:style-name="P19"><text:span text:style-name="Default_20_Paragraph_20_Font"><text:span text:style-name="T7">- <text:s/>RD001.4. Visualização de Rotas: </text:span></text:span></text:p>
          <text:list>
            <text:list-item>
              <text:p text:style-name="P19"><text:bookmark text:name="_o79oy0qfmc7e"/><text:span text:style-name="Default_20_Paragraph_20_Font"><text:span text:style-name="T7">Quando os usuários inserirem pontos de partida e de destino, a aplicação deve calcular e exibir rotas no mapa.</text:span></text:span></text:p>
            </text:list-item>
            <text:list-item>
              <text:p text:style-name="P20"><text:bookmark text:name="_xbnhp8tglphm"/><text:span text:style-name="Default_20_Paragraph_20_Font"><text:span text:style-name="T7">A rota deve ser representada de forma clara, com informações relevantes, como distância e tempo estimado de viagem.</text:span></text:span></text:p>
            </text:list-item>
          </text:list>
        </text:list-item>
      </text:list>
      <text:h text:style-name="P15" text:outline-level="2"><text:bookmark text:name="_exidregiabm4"/></text:h>
      <text:p text:style-name="P33"/>
      <text:p text:style-name="P33"><text:soft-page-break/>- RD002. No processo de entrega de marmitas, a empresa adota uma abordagem de agrupamento, onde um conjunto de 10 marmitas é formado antes de serem atribuídas a um entregador. É importante entender os detalhes dessa operação para garantir uma implementação eficaz no sistema. Abaixo, estão as especificações desse requisito de domínio expandido:</text:p>
      <text:list text:style-name="L2">
        <text:list-item>
          <text:p text:style-name="P35">- RD002.1. <text:s/>Agrupamento de Marmitas:</text:p>
          <text:list>
            <text:list-item>
              <text:p text:style-name="P36">A aplicação deve ser capaz de rastrear e gerenciar o processo de agrupamento de marmitas.</text:p>
            </text:list-item>
            <text:list-item>
              <text:p text:style-name="P36">O sistema deve permitir que as marmitas sejam acumuladas em grupos de 10 unidades, independentemente de serem do mesmo cliente ou de clientes variados.</text:p>
            </text:list-item>
          </text:list>
        </text:list-item>
        <text:list-item>
          <text:p text:style-name="P36">- RD002.2. Lógica de Formação de Grupos:</text:p>
          <text:list>
            <text:list-item>
              <text:p text:style-name="P36">A lógica para formar um grupo de 10 marmitas deve ser clara e definida.</text:p>
            </text:list-item>
            <text:list-item>
              <text:p text:style-name="P36">Os critérios para determinar quando uma marmita deve ser adicionada a um grupo em formação devem ser documentados e implementados.</text:p>
            </text:list-item>
          </text:list>
        </text:list-item>
        <text:list-item>
          <text:p text:style-name="P36">- RD002.3. Atribuição a Entregadores:</text:p>
          <text:list>
            <text:list-item>
              <text:p text:style-name="P36">Quando um grupo de 10 marmitas é formado, o sistema deve atribuir automaticamente esse grupo a um entregador disponível.</text:p>
            </text:list-item>
            <text:list-item>
              <text:p text:style-name="P36">A atribuição de entregas será feita a partir da ordem de pedido.</text:p>
            </text:list-item>
          </text:list>
        </text:list-item>
        <text:list-item>
          <text:p text:style-name="P36">- RD002.4. Rastreamento de Entregas Pendentes:</text:p>
          <text:list>
            <text:list-item>
              <text:p text:style-name="P36"><text:soft-page-break/>O sistema deve rastrear as entregas pendentes, indicando quantas marmitas estão disponíveis em cada grupo.</text:p>
            </text:list-item>
            <text:list-item>
              <text:p text:style-name="P36">Isso permite que os gestores de entrega monitorem a situação em tempo real e tomem decisões informadas.</text:p>
            </text:list-item>
          </text:list>
        </text:list-item>
        <text:list-item>
          <text:p text:style-name="P36">- RD002.5. Flexibilidade de Grupo:</text:p>
          <text:list>
            <text:list-item>
              <text:p text:style-name="P36">A aplicação deve permitir a flexibilidade para que grupos de marmitas possam ser adicionados ou removidos conforme necessário.</text:p>
            </text:list-item>
            <text:list-item>
              <text:p text:style-name="P36">Por exemplo, se um grupo já possui 8 marmitas e um novo pedido é recebido, esse pedido pode ser adicionado ao grupo existente.</text:p>
            </text:list-item>
          </text:list>
        </text:list-item>
        <text:list-item>
          <text:p text:style-name="P36">- RD002.6. Notificações e Alertas:</text:p>
          <text:list>
            <text:list-item>
              <text:p text:style-name="P36">A equipe de entregadores deve receber notificações ou alertas assim que um grupo de 10 marmitas estiver pronto para entrega.</text:p>
            </text:list-item>
            <text:list-item>
              <text:p text:style-name="P37">Isso ajuda a garantir que os entregadores possam reagir prontamente e coletar os pedidos para entrega.</text:p>
            </text:list-item>
          </text:list>
        </text:list-item>
      </text:list>
      <text:p text:style-name="P33"/>
      <text:p text:style-name="P34">- RD003. Para garantir a eficiência nas entregas, é importante que cada entregador saia da unidade com exatamente dez marmitas em seu bag, independentemente do endereço dos clientes associados a cada marmita. Isso implica em um processo de <text:soft-page-break/>organização e distribuição rigoroso. A seguir, estão detalhadas as especificações desse requisito de domínio expandido:</text:p>
      <text:list text:style-name="L3">
        <text:list-item>
          <text:p text:style-name="P38">- RD003.1. Restrição de 10 Marmitas por Entregador:</text:p>
          <text:list>
            <text:list-item>
              <text:p text:style-name="P39">Cada entregador só pode sair da unidade de entrega com exatamente 10 marmitas em seu bag.</text:p>
            </text:list-item>
            <text:list-item>
              <text:p text:style-name="P39">O sistema deve aplicar essa restrição de forma estrita, impedindo que um entregador saia com menos ou mais marmitas do que o limite especificado.</text:p>
            </text:list-item>
          </text:list>
        </text:list-item>
        <text:list-item>
          <text:p text:style-name="P39">- RD003.2. Seleção de Marmitas para Entrega:</text:p>
          <text:list>
            <text:list-item>
              <text:p text:style-name="P39">O sistema deve selecionar automaticamente as 10 marmitas que serão atribuídas a cada entregador.</text:p>
            </text:list-item>
            <text:list-item>
              <text:p text:style-name="P39">Isso será feito com base em critérios predefinidos, como a ordem de chegada dos pedidos.</text:p>
            </text:list-item>
          </text:list>
        </text:list-item>
        <text:list-item>
          <text:p text:style-name="P39">- RD003.3. Rastreamento das Marmitas no Bag:</text:p>
          <text:list>
            <text:list-item>
              <text:p text:style-name="P39">O sistema deve rastrear o número de marmitas no bag de cada entregador em tempo real.</text:p>
            </text:list-item>
            <text:list-item>
              <text:p text:style-name="P40">Isso permite que a equipe de logística e os gestores de entregas saibam quantas marmitas cada entregador está carregando a qualquer momento.</text:p>
            </text:list-item>
          </text:list>
        </text:list-item>
      </text:list>
      <text:p text:style-name="P34"><text:soft-page-break/>- RD004. Informações da ficha de pedidos</text:p>
      <text:p text:style-name="P34"><text:tab/>Para otimizar o processo de entrega e garantir que todas as informações necessárias estejam disponíveis, é importante definir e especificar quais dados serão registrados em cada pedido. Além dos requisitos anteriores, os detalhes do pedido podem incluir:</text:p>
      <text:list text:style-name="L4">
        <text:list-item>
          <text:p text:style-name="P41">- RD004.1. Horário do Pedido:</text:p>
          <text:list>
            <text:list-item>
              <text:p text:style-name="P42">Cada pedido deve registrar o horário exato em que foi realizado. Isso ajuda a acompanhar o fluxo de pedidos e a estimar o tempo de entrega.</text:p>
            </text:list-item>
          </text:list>
        </text:list-item>
        <text:list-item>
          <text:p text:style-name="P42">- RD004.2. Nome do Cliente:</text:p>
          <text:list>
            <text:list-item>
              <text:p text:style-name="P42">O nome do cliente é fundamental para identificar e confirmar o destinatário do pedido no momento da entrega.</text:p>
            </text:list-item>
          </text:list>
        </text:list-item>
        <text:list-item>
          <text:p text:style-name="P42">- RD004.3. Endereço de Entrega:</text:p>
          <text:list>
            <text:list-item>
              <text:p text:style-name="P42">Além do endereço em si, informações detalhadas, como ponto de referência ou instruções específicas de entrega, podem ser registradas para facilitar a localização do cliente.</text:p>
            </text:list-item>
          </text:list>
        </text:list-item>
        <text:list-item>
          <text:p text:style-name="P42">- RD004.4. Status de Pagamento:</text:p>
          <text:list>
            <text:list-item>
              <text:p text:style-name="P42">Deve ser registrado se o pagamento foi efetuado ou se o valor ainda está pendente.</text:p>
            </text:list-item>
          </text:list>
        </text:list-item>
        <text:list-item>
          <text:p text:style-name="P42"><text:soft-page-break/>- RD004.5. Método de Pagamento (se não foi pago):</text:p>
          <text:list>
            <text:list-item>
              <text:p text:style-name="P42">Quando o pagamento ainda não foi realizado, o método escolhido pelo cliente (dinheiro, pix, cartões, etc.) deve ser registrado para orientar o entregador sobre as expectativas de pagamento.</text:p>
            </text:list-item>
          </text:list>
        </text:list-item>
        <text:list-item>
          <text:p text:style-name="P42">- RD004.6. Valor do Troco (se necessário):</text:p>
          <text:list>
            <text:list-item>
              <text:p text:style-name="P42">Se o cliente escolheu pagamento em dinheiro e espera troco, o valor do troco necessário deve ser registrado para facilitar o cálculo e a prestação de contas durante a entrega.</text:p>
            </text:list-item>
          </text:list>
        </text:list-item>
        <text:list-item>
          <text:p text:style-name="P42">- RD004.7. Confirmação de Entrega:</text:p>
          <text:list>
            <text:list-item>
              <text:p text:style-name="P43">Para comprovar a entrega bem-sucedida, é utilizado um botão no aplicativo que pode ser acionado pelo entregador.</text:p>
            </text:list-item>
          </text:list>
        </text:list-item>
      </text:list>
      <text:p text:style-name="P45"/>
      <text:p text:style-name="P26"/>
      <text:p text:style-name="P26"/>
      <text:p text:style-name="P26"/>
      <text:p text:style-name="P26"/>
      <text:p text:style-name="P26"/>
      <text:h text:style-name="P21" text:outline-level="2"><text:bookmark text:name="_92me037sxnf3"/><text:soft-page-break/>Considerações Finais</text:h>
      <text:p text:style-name="P31">Esse relatório descreve os requisitos funcionais e não funcionais para o desenvolvimento de uma solução Java com suporte ao banco de dados Oracle, integração com a API do Google Maps e desenvolvimento de um aplicativo mobile com Flutter. O cumprimento desses requisitos garantirá a entrega de uma solução capaz e eficiente que atenderá os objetivos da empresa de otimizar as entregas de refeições e o tempo de entrega das mesmas.</text:p>
      <text:p text:style-name="P26"/>
      <text:p text:style-name="P28">Os próximos passos incluem a elaboração de uma documentação técnica detalhada, a definição da arquitetura da solução e a criação de um plano de desenvolvimento que aborde todos os requisitos identificados neste relatório.</text:p>
      <text:p text:style-name="P26"><text:tab/><text:tab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/></text:p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1"><text:span text:style-name="Default_20_Paragraph_20_Font"><text:span text:style-name="T11"><text:tab/><text:tab/><text:tab/><text:tab/><text:tab/><text:tab/> <text:s text:c="5"/></text:span></text:span><text:span text:style-name="Default_20_Paragraph_20_Font"><text:span text:style-name="T16">LSD Solutions</text:span></text:span></text:p>
      <text:p text:style-name="P46"><text:s text:c="4"/>_________________________<text:tab/> <text:s text:c="3"/>__________________________</text:p>
      <text:p text:style-name="P9"><text:span text:style-name="Default_20_Paragraph_20_Font"><text:span text:style-name="T12"><text:s text:c="2"/></text:span></text:span><text:span text:style-name="Default_20_Paragraph_20_Font"><text:span text:style-name="T10">Assinatura do Cliente</text:span></text:span><text:span text:style-name="Default_20_Paragraph_20_Font"><text:span text:style-name="T12"><text:tab/><text:tab/><text:tab/> </text:span></text:span><text:span text:style-name="Default_20_Paragraph_20_Font"><text:span text:style-name="T10">Assinatura do Prestador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Great Vibes" svg:font-family="'Great Vibes'" style:font-family-generic="system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ystem"/>
  </office:font-face-decls>
  <office:styles>
    <style:default-style style:family="graphic">
      <style:graphic-properties draw:stroke="solid" svg:stroke-width="0.026cm" svg:stroke-color="#4a7ebb" svg:stroke-linecap="butt" draw:fill-color="#729fcf" fo:wrap-option="wrap" draw:shadow="visible" draw:shadow-offset-x="0cm" draw:shadow-offset-y="0.064cm" draw:shadow-color="#000000" draw:shadow-opacity="35%" draw:start-line-spacing-horizontal="0.283cm" draw:start-line-spacing-vertical="0.283cm" draw:end-line-spacing-horizontal="0.283cm" draw:end-line-spacing-vertical="0.283cm" style:flow-with-text="false"/>
      <style:paragraph-properties fo:line-height="2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200%" fo:text-align="start" style:justify-single-word="false" fo:keep-together="auto" fo:orphans="2" fo:widows="2" fo:hyphenation-ladder-count="no-limit" fo:text-indent="1.27cm" style:auto-text-indent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fo:background-color="transparent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353cm" fo:margin-bottom="0cm" style:contextual-spacing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style:contextual-spacing="false" fo:keep-together="always" fo:hyphenation-ladder-count="no-limit" fo:keep-with-next="always"/>
      <style:text-properties style:font-name="Trebuchet MS" fo:font-family="'Trebuchet MS'" style:font-family-generic="system" fo:font-size="13pt" fo:font-weight="bold" style:font-name-asian="Trebuchet MS" style:font-family-asian="'Trebuchet MS'" style:font-family-generic-asian="system" style:font-size-asian="13pt" style:font-weight-asian="bold" style:font-name-complex="Trebuchet MS" style:font-family-complex="'Trebuchet MS'" style:font-family-generic-complex="system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282cm" fo:margin-bottom="0cm" style:contextual-spacing="false" fo:keep-together="always" fo:hyphenation-ladder-count="no-limit" fo:keep-with-next="always"/>
      <style:text-properties fo:color="#666666" loext:opacity="100%" style:font-name="Trebuchet MS" fo:font-family="'Trebuchet MS'" style:font-family-generic="system" fo:font-weight="bold" style:font-name-asian="Trebuchet MS" style:font-family-asian="'Trebuchet MS'" style:font-family-generic-asian="system" style:font-weight-asian="bold" style:font-name-complex="Trebuchet MS" style:font-family-complex="'Trebuchet MS'" style:font-family-generic-complex="system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282cm" fo:margin-bottom="0cm" style:contextual-spacing="false" fo:keep-together="always" fo:hyphenation-ladder-count="no-limit" fo:keep-with-next="always"/>
      <style:text-properties fo:color="#666666" loext:opacity="100%" style:font-name="Trebuchet MS" fo:font-family="'Trebuchet MS'" style:font-family-generic="system" fo:font-size="11pt" style:text-underline-style="solid" style:text-underline-width="auto" style:text-underline-color="font-color" style:text-underline-mode="continuous" style:text-overline-mode="continuous" style:text-line-through-mode="continuous" style:font-name-asian="Trebuchet MS" style:font-family-asian="'Trebuchet MS'" style:font-family-generic-asian="system" style:font-size-asian="11pt" style:font-name-complex="Trebuchet MS" style:font-family-complex="'Trebuchet MS'" style:font-family-generic-complex="system" style:font-size-complex="11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282cm" fo:margin-bottom="0cm" style:contextual-spacing="false" fo:keep-together="always" fo:hyphenation-ladder-count="no-limit" fo:keep-with-next="always"/>
      <style:text-properties fo:color="#666666" loext:opacity="100%" style:font-name="Trebuchet MS" fo:font-family="'Trebuchet MS'" style:font-family-generic="system" fo:font-size="11pt" style:font-name-asian="Trebuchet MS" style:font-family-asian="'Trebuchet MS'" style:font-family-generic-asian="system" style:font-size-asian="11pt" style:font-name-complex="Trebuchet MS" style:font-family-complex="'Trebuchet MS'" style:font-family-generic-complex="system" style:font-size-complex="11pt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282cm" fo:margin-bottom="0cm" style:contextual-spacing="false" fo:keep-together="always" fo:hyphenation-ladder-count="no-limit" fo:keep-with-next="always"/>
      <style:text-properties fo:color="#666666" loext:opacity="100%" style:font-name="Trebuchet MS" fo:font-family="'Trebuchet MS'" style:font-family-generic="system" fo:font-size="11pt" fo:font-style="italic" style:font-name-asian="Trebuchet MS" style:font-family-asian="'Trebuchet MS'" style:font-family-generic-asian="system" style:font-size-asian="11pt" style:font-style-asian="italic" style:font-name-complex="Trebuchet MS" style:font-family-complex="'Trebuchet MS'" style:font-family-generic-complex="system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1.058cm" fo:margin-bottom="0cm" style:contextual-spacing="false" fo:text-align="center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line-height="115%" fo:text-align="center" style:justify-single-word="false" fo:keep-together="always" fo:hyphenation-ladder-count="no-limit" fo:text-indent="0cm" style:auto-text-indent="false" fo:keep-with-next="always"/>
      <style:text-properties style:font-name="Arial" fo:font-family="Arial" style:font-family-generic="swiss" style:font-pitch="variable" fo:font-size="20pt" style:font-name-asian="Arial" style:font-family-asian="Arial" style:font-family-generic-asian="swiss" style:font-pitch-asian="variable" style:font-size-asian="20pt" style:font-name-complex="Arial" style:font-family-complex="Arial" style:font-family-generic-complex="swiss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line-height="100%"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WW_5f_CharLFO1LVL1" style:display-name="WW_CharLFO1LVL1" style:family="text">
      <style:text-properties style:text-underline-style="non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WW_5f_CharLFO2LVL1" style:display-name="WW_CharLFO2LVL1" style:family="text">
      <style:text-properties style:text-underline-style="none"/>
    </style:style>
    <style:style style:name="WW_5f_CharLFO2LVL2" style:display-name="WW_CharLFO2LVL2" style:family="text">
      <style:text-properties style:text-underline-style="none"/>
    </style:style>
    <style:style style:name="WW_5f_CharLFO2LVL3" style:display-name="WW_CharLFO2LVL3" style:family="text">
      <style:text-properties style:text-underline-style="none"/>
    </style:style>
    <style:style style:name="WW_5f_CharLFO2LVL4" style:display-name="WW_CharLFO2LVL4" style:family="text">
      <style:text-properties style:text-underline-style="none"/>
    </style:style>
    <style:style style:name="WW_5f_CharLFO2LVL5" style:display-name="WW_CharLFO2LVL5" style:family="text">
      <style:text-properties style:text-underline-style="none"/>
    </style:style>
    <style:style style:name="WW_5f_CharLFO2LVL6" style:display-name="WW_CharLFO2LVL6" style:family="text">
      <style:text-properties style:text-underline-style="none"/>
    </style:style>
    <style:style style:name="WW_5f_CharLFO2LVL7" style:display-name="WW_CharLFO2LVL7" style:family="text">
      <style:text-properties style:text-underline-style="none"/>
    </style:style>
    <style:style style:name="WW_5f_CharLFO2LVL8" style:display-name="WW_CharLFO2LVL8" style:family="text">
      <style:text-properties style:text-underline-style="none"/>
    </style:style>
    <style:style style:name="WW_5f_CharLFO2LVL9" style:display-name="WW_CharLFO2LVL9" style:family="text">
      <style:text-properties style:text-underline-style="none"/>
    </style:style>
    <style:style style:name="WW_5f_CharLFO3LVL1" style:display-name="WW_CharLFO3LVL1" style:family="text">
      <style:text-properties style:text-underline-style="none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4LVL1" style:display-name="WW_CharLFO4LVL1" style:family="text">
      <style:text-properties style:text-underline-style="none"/>
    </style:style>
    <style:style style:name="WW_5f_CharLFO4LVL2" style:display-name="WW_CharLFO4LVL2" style:family="text">
      <style:text-properties style:text-underline-style="none"/>
    </style:style>
    <style:style style:name="WW_5f_CharLFO4LVL3" style:display-name="WW_CharLFO4LVL3" style:family="text">
      <style:text-properties style:text-underline-style="none"/>
    </style:style>
    <style:style style:name="WW_5f_CharLFO4LVL4" style:display-name="WW_CharLFO4LVL4" style:family="text">
      <style:text-properties style:text-underline-style="none"/>
    </style:style>
    <style:style style:name="WW_5f_CharLFO4LVL5" style:display-name="WW_CharLFO4LVL5" style:family="text">
      <style:text-properties style:text-underline-style="none"/>
    </style:style>
    <style:style style:name="WW_5f_CharLFO4LVL6" style:display-name="WW_CharLFO4LVL6" style:family="text">
      <style:text-properties style:text-underline-style="none"/>
    </style:style>
    <style:style style:name="WW_5f_CharLFO4LVL7" style:display-name="WW_CharLFO4LVL7" style:family="text">
      <style:text-properties style:text-underline-style="none"/>
    </style:style>
    <style:style style:name="WW_5f_CharLFO4LVL8" style:display-name="WW_CharLFO4LVL8" style:family="text">
      <style:text-properties style:text-underline-style="none"/>
    </style:style>
    <style:style style:name="WW_5f_CharLFO4LVL9" style:display-name="WW_CharLFO4LVL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">
      <style:paragraph-properties fo:padding="1.094cm" fo:border="none" style:shadow="#000000 0cm 0cm"/>
    </style:style>
    <style:style style:name="MP2" style:family="paragraph" style:parent-style-name="Normal">
      <style:paragraph-properties fo:text-align="end" style:justify-single-word="false" fo:padding="1.094cm" fo:border="none" style:shadow="#000000 0cm 0cm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.54cm" fo:margin-left="0cm" fo:margin-right="0cm" fo:margin-bottom="0cm" style:dynamic-spacing="true"/>
      </style:header-style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MP1"/>
        <text:p text:style-name="MP2"><text:page-number text:select-page="current">2</text:page-number></text:p>
      </style:header>
    </style:master-page>
    <style:master-page style:name="MP1" style:page-layout-name="Mpm3" draw:style-name="Mdp1">
      <style:header>
        <text:p text:style-name="MP1"/>
        <text:p text:style-name="MP2"><text:page-number text:select-page="current">18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meta:creation-date>2023-12-11T02:08:00Z</meta:creation-date>
    <dc:date>2023-12-10T23:30:09.386000000</dc:date>
    <meta:editing-cycles>3</meta:editing-cycles>
    <meta:editing-duration>PT46S</meta:editing-duration>
    <meta:document-statistic meta:table-count="0" meta:image-count="0" meta:object-count="0" meta:page-count="18" meta:paragraph-count="125" meta:word-count="2106" meta:character-count="13154" meta:non-whitespace-character-count="11185"/>
    <meta:template xlink:type="simple" xlink:actuate="onRequest" xlink:title="" xlink:href="Normal"/>
  </office:meta>
</office:document-meta>
</file>